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0.385cm" fo:min-width="2.04cm"/>
    </style:style>
    <style:style style:name="gr2" style:family="graphic" style:parent-style-name="standard">
      <style:graphic-properties svg:stroke-color="#000000" draw:marker-start="Symmetric_20_Arrow" draw:marker-start-width="0.3cm" draw:marker-end="Symmetric_20_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227cm" fo:min-width="1.914cm"/>
    </style:style>
    <style:style style:name="gr5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323cm" fo:min-width="2.231cm"/>
    </style:style>
    <style:style style:name="gr7" style:family="graphic" style:parent-style-name="standard">
      <style:graphic-properties draw:stroke="none" svg:stroke-color="#000000" draw:fill="none" draw:fill-color="#ffffff" fo:min-height="0.493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385cm" fo:min-width="2.04cm"/>
    </style:style>
    <style:style style:name="gr9" style:family="graphic" style:parent-style-name="standard">
      <style:graphic-properties draw:fill-color="#f10d0c" draw:textarea-vertical-align="middle" draw:auto-grow-height="false" fo:min-height="1.27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text-properties fo:font-size="6pt" fo:font-weight="bold" style:font-size-asian="6pt" style:font-weight-asian="bold" style:font-size-complex="6pt" style:font-weight-complex="bold"/>
    </style:style>
    <style:style style:name="P4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-color="#000000"/>
      <style:paragraph-properties fo:text-align="center"/>
      <style:text-properties fo:color="#ffffff"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000000"/>
      <style:paragraph-properties fo:text-align="center"/>
      <style:text-properties fo:color="#ffffff" fo:font-size="8pt" fo:font-weight="bold" fo:background-color="#ffffff" style:font-size-asian="8pt" style:font-weight-asian="bold" style:font-size-complex="8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ff0000" fo:font-size="6pt" fo:font-weight="bold" style:font-size-asian="6pt" style:font-weight-asian="bold" style:font-size-complex="6pt" style:font-weight-complex="bold"/>
    </style:style>
    <style:style style:name="P10" style:family="paragraph">
      <loext:graphic-properties draw:fill="none" draw:fill-color="#ffffff"/>
      <style:text-properties fo:color="#ff0000" fo:font-size="6pt" fo:font-weight="bold" style:font-size-asian="6pt" style:font-weight-asian="bold" style:font-size-complex="6pt" style:font-weight-complex="bold"/>
    </style:style>
    <style:style style:name="P11" style:family="paragraph">
      <style:paragraph-properties fo:text-align="center"/>
      <style:text-properties fo:color="#ffffff"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-color="#f10d0c"/>
      <style:paragraph-properties fo:text-align="center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ff0000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54cm" svg:height="0.635cm" svg:x="9.636cm" svg:y="10.335cm"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9.636cm" svg:y="7.771cm">
          <text:p text:style-name="P1"><text:span text:style-name="T1">frontend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906cm" svg:y1="8.52cm" svg:x2="10.906cm" svg:y2="10.171cm">
          <text:p/>
        </draw:line>
        <draw:frame draw:style-name="gr3" draw:text-style-name="P4" draw:layer="layout" svg:width="2.032cm" svg:height="0.508cm" svg:x="11.033cm" svg:y="9.128cm">
          <draw:text-box>
            <text:p text:style-name="P3"><text:span text:style-name="T2">User Interface</text:span></text:p>
          </draw:text-box>
        </draw:frame>
        <draw:custom-shape draw:style-name="gr4" draw:text-style-name="P6" draw:layer="layout" svg:width="2.413cm" svg:height="0.762cm" svg:x="9.763cm" svg:y="12.684cm">
          <text:p text:style-name="P5"><text:span text:style-name="T3">subscription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10.906cm" svg:y1="11.021cm" svg:x2="10.906cm" svg:y2="12.672cm">
          <text:p/>
        </draw:line>
        <draw:frame draw:style-name="gr3" draw:text-style-name="P4" draw:layer="layout" svg:width="2.413cm" svg:height="0.508cm" svg:x="11.033cm" svg:y="11.628cm">
          <draw:text-box>
            <text:p text:style-name="P3"><text:span text:style-name="T2">Real Time Events</text:span></text:p>
          </draw:text-box>
        </draw:frame>
        <draw:custom-shape draw:style-name="gr4" draw:text-style-name="P7" xml:id="id1" draw:id="id1" draw:layer="layout" svg:width="2.413cm" svg:height="0.762cm" svg:x="15.863cm" svg:y="7.685cm">
          <text:p text:style-name="P5"><text:span text:style-name="T3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6" xml:id="id3" draw:id="id3" draw:layer="layout" svg:width="2.413cm" svg:height="0.762cm" svg:x="15.863cm" svg:y="12.686cm">
          <text:p text:style-name="P5"><text:span text:style-name="T3">indexing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8" draw:layer="layout" draw:type="curve" svg:x1="15.863cm" svg:y1="8.066cm" svg:x2="12.176cm" svg:y2="10.652cm" draw:start-shape="id1" draw:start-glue-point="6" draw:end-shape="id2" draw:end-glue-point="1" svg:d="M15863 8066c-2766 0-923 2586-3687 2586" svg:viewBox="0 0 3688 2587">
          <text:p/>
        </draw:connector>
        <draw:connector draw:style-name="gr5" draw:text-style-name="P8" draw:layer="layout" draw:type="curve" svg:x1="12.176cm" svg:y1="10.652cm" svg:x2="15.863cm" svg:y2="13.067cm" draw:start-shape="id2" draw:start-glue-point="1" draw:end-shape="id3" draw:end-glue-point="6" svg:d="M12176 10652c2764 0 921 2415 3687 2415" svg:viewBox="0 0 3688 2416">
          <text:p/>
        </draw:connector>
        <draw:frame draw:style-name="gr3" draw:text-style-name="P4" draw:layer="layout" svg:width="2.523cm" svg:height="0.727cm" svg:x="14.352cm" svg:y="9.036cm">
          <draw:text-box>
            <text:p text:style-name="P3"><text:span text:style-name="T2">Main Storage Graphical database</text:span></text:p>
          </draw:text-box>
        </draw:frame>
        <draw:frame draw:style-name="gr3" draw:text-style-name="P4" draw:layer="layout" svg:width="2.523cm" svg:height="0.965cm" svg:x="14.353cm" svg:y="11.537cm">
          <draw:text-box>
            <text:p text:style-name="P3"><text:span text:style-name="T2">Storage used for speed-up lists and search</text:span></text:p>
          </draw:text-box>
        </draw:frame>
        <draw:frame draw:style-name="gr3" draw:text-style-name="P10" draw:layer="layout" svg:width="1.905cm" svg:height="0.508cm" svg:x="16.213cm" svg:y="13.7cm">
          <draw:text-box>
            <text:p text:style-name="P9"><text:span text:style-name="T4">elasticsearch</text:span></text:p>
          </draw:text-box>
        </draw:frame>
        <draw:frame draw:style-name="gr3" draw:text-style-name="P10" draw:layer="layout" svg:width="1.905cm" svg:height="0.508cm" svg:x="16.213cm" svg:y="7cm">
          <draw:text-box>
            <text:p text:style-name="P9"><text:span text:style-name="T4">Grakn.AI</text:span></text:p>
          </draw:text-box>
        </draw:frame>
        <draw:frame draw:style-name="gr3" draw:text-style-name="P10" draw:layer="layout" svg:width="1.905cm" svg:height="0.508cm" svg:x="9.509cm" svg:y="7.096cm">
          <draw:text-box>
            <text:p text:style-name="P9"><text:span text:style-name="T4">React</text:span></text:p>
          </draw:text-box>
        </draw:frame>
        <draw:frame draw:style-name="gr3" draw:text-style-name="P10" draw:layer="layout" svg:width="1.905cm" svg:height="0.508cm" svg:x="9.509cm" svg:y="13.7cm">
          <draw:text-box>
            <text:p text:style-name="P9"><text:span text:style-name="T4">Redis</text:span></text:p>
          </draw:text-box>
        </draw:frame>
        <draw:frame draw:style-name="gr3" draw:text-style-name="P10" draw:layer="layout" svg:width="1.905cm" svg:height="0.508cm" svg:x="9.509cm" svg:y="11cm">
          <draw:text-box>
            <text:p text:style-name="P9"><text:span text:style-name="T4">GraphQL</text:span></text:p>
          </draw:text-box>
        </draw:frame>
        <draw:custom-shape draw:style-name="gr6" draw:text-style-name="P6" draw:layer="layout" svg:width="2.921cm" svg:height="0.762cm" svg:x="3.286cm" svg:y="10.271cm">
          <text:p text:style-name="P11"><text:span text:style-name="T3">Messaging system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1" draw:layer="layout" svg:x1="6.361cm" svg:y1="10.652cm" svg:x2="9.536cm" svg:y2="10.652cm">
          <text:p/>
        </draw:line>
        <draw:frame draw:style-name="gr7" draw:text-style-name="P4" draw:layer="layout" svg:width="3.33cm" svg:height="0.743cm" svg:x="6.207cm" svg:y="9.763cm">
          <draw:text-box>
            <text:p text:style-name="P3"><text:span text:style-name="T2">Background jobs such as </text:span></text:p>
            <text:p text:style-name="P3"><text:span text:style-name="T2">Importing,exporting,etc</text:span></text:p>
          </draw:text-box>
        </draw:frame>
        <draw:frame draw:style-name="gr3" draw:text-style-name="P10" draw:layer="layout" svg:width="1.905cm" svg:height="0.508cm" svg:x="3.21cm" svg:y="11.1cm">
          <draw:text-box>
            <text:p text:style-name="P9"><text:span text:style-name="T4">RabbitMQ</text:span></text:p>
          </draw:text-box>
        </draw:frame>
        <draw:custom-shape draw:style-name="gr8" draw:text-style-name="P6" draw:layer="layout" svg:width="2.54cm" svg:height="0.635cm" svg:x="3.536cm" svg:y="7.771cm">
          <text:p text:style-name="P5"><text:span text:style-name="T3">workers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706cm" svg:y1="8.521cm" svg:x2="4.706cm" svg:y2="10.172cm">
          <text:p/>
        </draw:line>
        <draw:frame draw:style-name="gr3" draw:text-style-name="P10" draw:layer="layout" svg:width="1.905cm" svg:height="0.508cm" svg:x="3.51cm" svg:y="7.096cm">
          <draw:text-box>
            <text:p text:style-name="P9"><text:span text:style-name="T4">Python</text:span></text:p>
          </draw:text-box>
        </draw:frame>
        <draw:frame draw:style-name="gr3" draw:text-style-name="P4" draw:layer="layout" svg:width="1.29cm" svg:height="0.508cm" svg:x="18.633cm" svg:y="6.828cm">
          <draw:text-box>
            <text:p text:style-name="P3"><text:span text:style-name="T2">MISP</text:span></text:p>
          </draw:text-box>
        </draw:frame>
        <draw:frame draw:style-name="gr3" draw:text-style-name="P4" draw:layer="layout" svg:width="1.49cm" svg:height="0.508cm" svg:x="18.633cm" svg:y="7.728cm">
          <draw:text-box>
            <text:p text:style-name="P3"><text:span text:style-name="T2">ATT&amp;CK</text:span></text:p>
          </draw:text-box>
        </draw:frame>
        <draw:frame draw:style-name="gr3" draw:text-style-name="P4" draw:layer="layout" svg:width="1.49cm" svg:height="0.508cm" svg:x="18.633cm" svg:y="8.628cm">
          <draw:text-box>
            <text:p text:style-name="P3"><text:span text:style-name="T2">TheHive</text:span></text:p>
          </draw:text-box>
        </draw:frame>
        <draw:custom-shape draw:style-name="gr9" draw:text-style-name="P12" draw:layer="layout" svg:width="0.389cm" svg:height="1.524cm" svg:x="18.49cm" svg:y="7.169cm">
          <text:p/>
          <draw:enhanced-geometry draw:text-areas="?f2 ?f2 ?f5 ?f4 ?f2 ?f0 ?f4 ?f5" draw:glue-points="?f2 ?f2 ?f5 ?f4 ?f2 ?f0 ?f4 ?f5" draw:glue-point-type="rectangle" draw:mirror-horizontal="true" draw:type="mso-spt100" draw:modifiers="6500 8600 4300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1T12:09:45.669268103</meta:creation-date>
    <meta:generator>LibreOffice/6.1.5.2$Linux_X86_64 LibreOffice_project/10$Build-2</meta:generator>
    <dc:date>2019-07-01T12:33:31.926871869</dc:date>
    <meta:editing-duration>PT23M41S</meta:editing-duration>
    <meta:editing-cycles>12</meta:editing-cycles>
    <meta:document-statistic meta:object-count="29"/>
  </office:meta>
</office:document-meta>
</file>